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4cm"/>
    </style:style>
    <style:style style:name="co2" style:family="table-column">
      <style:table-column-properties fo:break-before="auto" style:column-width="5.63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row table:style-name="ro1">
          <table:table-cell office:value-type="string" calcext:value-type="string">
            <text:p>SLNO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PECIFICATION</text:p>
          </table:table-cell>
          <table:table-cell office:value-type="string" calcext:value-type="string">
            <text:p>QUANTITY(in nos)</text:p>
          </table:table-cell>
          <table:table-cell office:value-type="string" calcext:value-type="string">
            <text:p>AVAILABLE IN</text:p>
          </table:table-cell>
          <table:table-cell office:value-type="string" calcext:value-type="string">
            <text:p>COST(in R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D ACID</text:p>
          </table:table-cell>
          <table:table-cell office:value-type="string" calcext:value-type="string">
            <text:p>12V,1.2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" xlink:type="simple">ebay.in</text:a>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Bee 2mW WIRE ANTENNA</text:p>
          </table:table-cell>
          <table:table-cell office:value-type="string" calcext:value-type="string">
            <text:p>SERI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" xlink:type="simple">amazon.in</text:a>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2560 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" xlink:type="simple">ebay.in</text:a>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DUINO UNO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" xlink:type="simple">ebay.in</text:a>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SP8266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" xlink:type="simple">ebay.in</text:a>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 METER CONTROL SWITCH</text:p>
          </table:table-cell>
          <table:table-cell office:value-type="string" calcext:value-type="string">
            <text:p>YF-S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" xlink:type="simple">ebay.in</text:a>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SM MODULE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" xlink:type="simple">amazon.in</text:a>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table:style-name="ce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22:34:10.686356916</meta:creation-date>
    <dc:date>2016-01-15T22:36:20.516447629</dc:date>
    <meta:editing-duration>P0D</meta:editing-duration>
    <meta:editing-cycles>1</meta:editing-cycles>
    <meta:document-statistic meta:table-count="1" meta:cell-count="47" meta:object-count="0"/>
    <meta:generator>LibreOffice/4.2.3.3$Linux_x86 LibreOffice_project/420m0$Build-3</meta:generator>
  </office:meta>
</office:document-meta>
</file>